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3"/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1.98966666666667cm" style:use-optimal-column-width="true"/>
    </style:style>
    <style:style style:name="co4" style:family="table-column">
      <style:table-column-properties fo:break-before="auto" style:column-width="2.81516666666667cm" style:use-optimal-column-width="true"/>
    </style:style>
    <style:style style:name="co5" style:family="table-column">
      <style:table-column-properties fo:break-before="auto" style:column-width="6.519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if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style-name="ce1"/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170.7" table:style-name="ce1">
            <text:p>170,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46" table:style-name="ce1">
            <text:p>53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739999999999995" table:style-name="ce1">
            <text:p>73,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37" table:style-name="ce1">
            <text:p>69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03" table:style-name="ce1">
            <text:p>69,0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69" table:style-name="ce1">
            <text:p>45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86" table:style-name="ce1">
            <text:p>66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25" table:style-name="ce1">
            <text:p>66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60000000000005" table:style-name="ce1">
            <text:p>65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78" table:style-name="ce1">
            <text:p>54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84" table:style-name="ce1">
            <text:p>46,8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39" table:style-name="ce1">
            <text:p>67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74" table:style-name="ce1">
            <text:p>61,7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84" table:style-name="ce1">
            <text:p>73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59" table:style-name="ce1">
            <text:p>66,5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50000000000006" table:style-name="ce1">
            <text:p>69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13" table:style-name="ce1">
            <text:p>70,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40000000000006" table:style-name="ce1">
            <text:p>67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" table:style-name="ce1">
            <text:p>63,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47" table:style-name="ce1">
            <text:p>52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37" table:style-name="ce1">
            <text:p>60,3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02" table:style-name="ce1">
            <text:p>72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3" table:style-name="ce1">
            <text:p>65,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03" table:style-name="ce1">
            <text:p>71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72" table:style-name="ce1">
            <text:p>79,7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59" table:style-name="ce1">
            <text:p>62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22" table:style-name="ce1">
            <text:p>62,2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67" table:style-name="ce1">
            <text:p>58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12" table:style-name="ce1">
            <text:p>68,1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81" table:style-name="ce1">
            <text:p>55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57" table:style-name="ce1">
            <text:p>53,5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8" table:style-name="ce1">
            <text:p>69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30000000000007" table:style-name="ce1">
            <text:p>66,4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8" table:style-name="ce1">
            <text:p>57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34" table:style-name="ce1">
            <text:p>47,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50000000000006" table:style-name="ce1">
            <text:p>71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55" table:style-name="ce1">
            <text:p>68,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4" table:style-name="ce1">
            <text:p>66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989999999999995" table:style-name="ce1">
            <text:p>77,9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4" table:style-name="ce1">
            <text:p>69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489999999999995" table:style-name="ce1">
            <text:p>64,4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64" table:style-name="ce1">
            <text:p>67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8.540000000000006" table:style-name="ce1">
            <text:p>78,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64" table:style-name="ce1">
            <text:p>55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93" table:style-name="ce1">
            <text:p>60,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3" table:style-name="ce1">
            <text:p>50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5" table:style-name="ce1">
            <text:p>66,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56" table:style-name="ce1">
            <text:p>59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59" table:style-name="ce1">
            <text:p>58,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28" table:style-name="ce1">
            <text:p>68,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" table:style-name="ce1">
            <text:p>58,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28" table:style-name="ce1">
            <text:p>72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4" table:style-name="ce1">
            <text:p>59,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48" table:style-name="ce1">
            <text:p>67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040000000000006" table:style-name="ce1">
            <text:p>71,0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78" table:style-name="ce1">
            <text:p>45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02" table:style-name="ce1">
            <text:p>62,0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819999999999993" table:style-name="ce1">
            <text:p>73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" table:style-name="ce1">
            <text:p>62,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4" table:style-name="ce1">
            <text:p>69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72" table:style-name="ce1">
            <text:p>56,7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53" table:style-name="ce1">
            <text:p>74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99" table:style-name="ce1">
            <text:p>60,9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81" table:style-name="ce1">
            <text:p>75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17" table:style-name="ce1">
            <text:p>55,1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900000000000006" table:style-name="ce1">
            <text:p>65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64" table:style-name="ce1">
            <text:p>54,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24" table:style-name="ce1">
            <text:p>50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" table:style-name="ce1">
            <text:p>7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74" table:style-name="ce1">
            <text:p>54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13" table:style-name="ce1">
            <text:p>62,1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03" table:style-name="ce1">
            <text:p>45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14" table:style-name="ce1">
            <text:p>62,1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7" table:style-name="ce1">
            <text:p>56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6" table:style-name="ce1">
            <text:p>65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02" table:style-name="ce1">
            <text:p>66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63" table:style-name="ce1">
            <text:p>73,6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74" table:style-name="ce1">
            <text:p>39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58" table:style-name="ce1">
            <text:p>73,5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14" table:style-name="ce1">
            <text:p>63,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25" table:style-name="ce1">
            <text:p>74,2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989999999999995" table:style-name="ce1">
            <text:p>65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099999999999994" table:style-name="ce1">
            <text:p>76,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3" table:style-name="ce1">
            <text:p>55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41" table:style-name="ce1">
            <text:p>56,4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68" table:style-name="ce1">
            <text:p>50,6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8" table:style-name="ce1">
            <text:p>59,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62" table:style-name="ce1">
            <text:p>50,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540000000000006" table:style-name="ce1">
            <text:p>64,5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44" table:style-name="ce1">
            <text:p>46,4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90000000000006" table:style-name="ce1">
            <text:p>70,7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61" table:style-name="ce1">
            <text:p>77,6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73" table:style-name="ce1">
            <text:p>52,7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46" table:style-name="ce1">
            <text:p>57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22" table:style-name="ce1">
            <text:p>52,2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08" table:style-name="ce1">
            <text:p>69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59" table:style-name="ce1">
            <text:p>71,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24" table:style-name="ce1">
            <text:p>54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53" table:style-name="ce1">
            <text:p>68,5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18" table:style-name="ce1">
            <text:p>62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50000000000006" table:style-name="ce1">
            <text:p>64,6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54" table:style-name="ce1">
            <text:p>56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7" table:style-name="ce1">
            <text:p>53,9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0.42" table:style-name="ce1">
            <text:p>80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21" table:style-name="ce1">
            <text:p>51,2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48" table:style-name="ce1">
            <text:p>54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42" table:style-name="ce1">
            <text:p>58,4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88" table:style-name="ce1">
            <text:p>67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59" table:style-name="ce1">
            <text:p>64,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41" table:style-name="ce1">
            <text:p>55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1" table:style-name="ce1">
            <text:p>56,5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49" table:style-name="ce1">
            <text:p>62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23" table:style-name="ce1">
            <text:p>76,2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53" table:style-name="ce1">
            <text:p>76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15" table:style-name="ce1">
            <text:p>50,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2" table:style-name="ce1">
            <text:p>75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17" table:style-name="ce1">
            <text:p>60,1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180000000000007" table:style-name="ce1">
            <text:p>67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7" table:style-name="ce1">
            <text:p>68,7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31" table:style-name="ce1">
            <text:p>59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1.45" table:style-name="ce1">
            <text:p>81,4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27" table:style-name="ce1">
            <text:p>44,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15" table:style-name="ce1">
            <text:p>51,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67" table:style-name="ce1">
            <text:p>76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6" table:style-name="ce1">
            <text:p>55,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87" table:style-name="ce1">
            <text:p>60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91" table:style-name="ce1">
            <text:p>61,9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19" table:style-name="ce1">
            <text:p>67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459999999999994" table:style-name="ce1">
            <text:p>67,4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29" table:style-name="ce1">
            <text:p>56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26" table:style-name="ce1">
            <text:p>56,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48" table:style-name="ce1">
            <text:p>61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7.62" table:style-name="ce1">
            <text:p>87,6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7" table:style-name="ce1">
            <text:p>45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78" table:style-name="ce1">
            <text:p>66,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11" table:style-name="ce1">
            <text:p>68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36" table:style-name="ce1">
            <text:p>53,3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2" table:style-name="ce1">
            <text:p>74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06" table:style-name="ce1">
            <text:p>51,0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6" table:style-name="ce1">
            <text:p>71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85" table:style-name="ce1">
            <text:p>47,8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5" table:style-name="ce1">
            <text:p>77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98" table:style-name="ce1">
            <text:p>57,9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15" table:style-name="ce1">
            <text:p>46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69" table:style-name="ce1">
            <text:p>67,6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92" table:style-name="ce1">
            <text:p>75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82" table:style-name="ce1">
            <text:p>43,8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3" table:style-name="ce1">
            <text:p>69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819999999999993" table:style-name="ce1">
            <text:p>68,8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82" table:style-name="ce1">
            <text:p>63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05" table:style-name="ce1">
            <text:p>75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03" table:style-name="ce1">
            <text:p>44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3.18" table:style-name="ce1">
            <text:p>23,1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19" table:style-name="ce1">
            <text:p>53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930000000000007" table:style-name="ce1">
            <text:p>68,9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75" table:style-name="ce1">
            <text:p>64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" table:style-name="ce1">
            <text:p>6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82" table:style-name="ce1">
            <text:p>59,8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430000000000007" table:style-name="ce1">
            <text:p>72,4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75" table:style-name="ce1">
            <text:p>58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39" table:style-name="ce1">
            <text:p>47,3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2" table:style-name="ce1">
            <text:p>67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3" table:style-name="ce1">
            <text:p>61,2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5" table:style-name="ce1">
            <text:p>58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2.14" table:style-name="ce1">
            <text:p>82,1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58" table:style-name="ce1">
            <text:p>43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6" table:style-name="ce1">
            <text:p>40,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95" table:style-name="ce1">
            <text:p>64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959999999999994" table:style-name="ce1">
            <text:p>68,9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62" table:style-name="ce1">
            <text:p>72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15" table:style-name="ce1">
            <text:p>53,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8" table:style-name="ce1">
            <text:p>72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52" table:style-name="ce1">
            <text:p>75,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099999999999994" table:style-name="ce1">
            <text:p>70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94" table:style-name="ce1">
            <text:p>42,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17" table:style-name="ce1">
            <text:p>66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41" table:style-name="ce1">
            <text:p>67,4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46" table:style-name="ce1">
            <text:p>60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17" table:style-name="ce1">
            <text:p>47,1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9" table:style-name="ce1">
            <text:p>49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19" table:style-name="ce1">
            <text:p>51,1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8" table:style-name="ce1">
            <text:p>54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4.14" table:style-name="ce1">
            <text:p>34,1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94" table:style-name="ce1">
            <text:p>77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7" table:style-name="ce1">
            <text:p>60,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5" table:style-name="ce1">
            <text:p>79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28" table:style-name="ce1">
            <text:p>57,2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01" table:style-name="ce1">
            <text:p>57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32" table:style-name="ce1">
            <text:p>40,3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63" table:style-name="ce1">
            <text:p>56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29" table:style-name="ce1">
            <text:p>54,2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27" table:style-name="ce1">
            <text:p>51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68" table:style-name="ce1">
            <text:p>59,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4.97" table:style-name="ce1">
            <text:p>34,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79" table:style-name="ce1">
            <text:p>61,7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19" table:style-name="ce1">
            <text:p>56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23" table:style-name="ce1">
            <text:p>55,2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69999999999993" table:style-name="ce1">
            <text:p>67,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459999999999994" table:style-name="ce1">
            <text:p>77,4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3.19" table:style-name="ce1">
            <text:p>33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42" table:style-name="ce1">
            <text:p>76,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53" table:style-name="ce1">
            <text:p>42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17" table:style-name="ce1">
            <text:p>73,1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88" table:style-name="ce1">
            <text:p>57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55" table:style-name="ce1">
            <text:p>62,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25" table:style-name="ce1">
            <text:p>54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28" table:style-name="ce1">
            <text:p>47,2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5" table:style-name="ce1">
            <text:p>65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44" table:style-name="ce1">
            <text:p>51,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6" table:style-name="ce1">
            <text:p>39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3" table:style-name="ce1">
            <text:p>46,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540000000000006" table:style-name="ce1">
            <text:p>64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56" table:style-name="ce1">
            <text:p>50,5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93" table:style-name="ce1">
            <text:p>37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06" table:style-name="ce1">
            <text:p>49,0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01" table:style-name="ce1">
            <text:p>58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6" table:style-name="ce1">
            <text:p>66,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1" table:style-name="ce1">
            <text:p>46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7" table:style-name="ce1">
            <text:p>56,5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75" table:style-name="ce1">
            <text:p>72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57" table:style-name="ce1">
            <text:p>55,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95" table:style-name="ce1">
            <text:p>52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54" table:style-name="ce1">
            <text:p>54,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8" table:style-name="ce1">
            <text:p>64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4" table:style-name="ce1">
            <text:p>63,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479999999999997" table:style-name="ce1">
            <text:p>40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31" table:style-name="ce1">
            <text:p>49,3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52" table:style-name="ce1">
            <text:p>64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24" table:style-name="ce1">
            <text:p>48,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53" table:style-name="ce1">
            <text:p>44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67" table:style-name="ce1">
            <text:p>61,6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7" table:style-name="ce1">
            <text:p>51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71" table:style-name="ce1">
            <text:p>63,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14" table:style-name="ce1">
            <text:p>64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73" table:style-name="ce1">
            <text:p>50,7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7" table:style-name="ce1">
            <text:p>62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319999999999993" table:style-name="ce1">
            <text:p>72,3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03" table:style-name="ce1">
            <text:p>43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81" table:style-name="ce1">
            <text:p>67,8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66" table:style-name="ce1">
            <text:p>53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" table:style-name="ce1">
            <text:p>67,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5" table:style-name="ce1">
            <text:p>57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34" table:style-name="ce1">
            <text:p>76,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489999999999995" table:style-name="ce1">
            <text:p>72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55" table:style-name="ce1">
            <text:p>54,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130000000000003" table:style-name="ce1">
            <text:p>40,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4" table:style-name="ce1">
            <text:p>69,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7" table:style-name="ce1">
            <text:p>53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64" table:style-name="ce1">
            <text:p>50,6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58" table:style-name="ce1">
            <text:p>75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61" table:style-name="ce1">
            <text:p>63,6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26" table:style-name="ce1">
            <text:p>63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79" table:style-name="ce1">
            <text:p>45,7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83" table:style-name="ce1">
            <text:p>48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8" table:style-name="ce1">
            <text:p>51,3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19" table:style-name="ce1">
            <text:p>64,1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" table:style-name="ce1">
            <text:p>62,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69" table:style-name="ce1">
            <text:p>40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2" table:style-name="ce1">
            <text:p>54,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06" table:style-name="ce1">
            <text:p>62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22" table:style-name="ce1">
            <text:p>70,2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55" table:style-name="ce1">
            <text:p>56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97" table:style-name="ce1">
            <text:p>46,9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47" table:style-name="ce1">
            <text:p>61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87" table:style-name="ce1">
            <text:p>50,8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89" table:style-name="ce1">
            <text:p>60,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02" table:style-name="ce1">
            <text:p>71,0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33" table:style-name="ce1">
            <text:p>65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45" table:style-name="ce1">
            <text:p>70,4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930000000000007" table:style-name="ce1">
            <text:p>73,9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84" table:style-name="ce1">
            <text:p>62,8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5" table:style-name="ce1">
            <text:p>63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64" table:style-name="ce1">
            <text:p>71,6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77" table:style-name="ce1">
            <text:p>67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14" table:style-name="ce1">
            <text:p>66,1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22" table:style-name="ce1">
            <text:p>48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81" table:style-name="ce1">
            <text:p>44,8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7" table:style-name="ce1">
            <text:p>57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08" table:style-name="ce1">
            <text:p>47,0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7" table:style-name="ce1">
            <text:p>69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15" table:style-name="ce1">
            <text:p>43,1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42" table:style-name="ce1">
            <text:p>61,4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6" table:style-name="ce1">
            <text:p>69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4" table:style-name="ce1">
            <text:p>51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58" table:style-name="ce1">
            <text:p>70,5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.6" table:style-name="ce1">
            <text:p>33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02" table:style-name="ce1">
            <text:p>71,0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950000000000003" table:style-name="ce1">
            <text:p>40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5.659999999999997" table:style-name="ce1">
            <text:p>35,6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31" table:style-name="ce1">
            <text:p>59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2" table:style-name="ce1">
            <text:p>77,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7" table:style-name="ce1">
            <text:p>70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52" table:style-name="ce1">
            <text:p>61,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46" table:style-name="ce1">
            <text:p>40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73" table:style-name="ce1">
            <text:p>54,7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97" table:style-name="ce1">
            <text:p>44,9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98" table:style-name="ce1">
            <text:p>64,9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01" table:style-name="ce1">
            <text:p>57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23" table:style-name="ce1">
            <text:p>56,2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7" table:style-name="ce1">
            <text:p>67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94" table:style-name="ce1">
            <text:p>55,9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13" table:style-name="ce1">
            <text:p>60,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42" table:style-name="ce1">
            <text:p>71,4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17" table:style-name="ce1">
            <text:p>68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99" table:style-name="ce1">
            <text:p>62,9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86" table:style-name="ce1">
            <text:p>58,8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09" table:style-name="ce1">
            <text:p>50,0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650000000000006" table:style-name="ce1">
            <text:p>74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80000000000007" table:style-name="ce1">
            <text:p>64,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65" table:style-name="ce1">
            <text:p>61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2" table:style-name="ce1">
            <text:p>65,2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430000000000007" table:style-name="ce1">
            <text:p>74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27" table:style-name="ce1">
            <text:p>67,2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8" table:style-name="ce1">
            <text:p>50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71" table:style-name="ce1">
            <text:p>63,7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59" table:style-name="ce1">
            <text:p>60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62" table:style-name="ce1">
            <text:p>43,6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39" table:style-name="ce1">
            <text:p>54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75" table:style-name="ce1">
            <text:p>65,7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010000000000005" table:style-name="ce1">
            <text:p>65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59" table:style-name="ce1">
            <text:p>72,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33" table:style-name="ce1">
            <text:p>54,3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56" table:style-name="ce1">
            <text:p>57,5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9" table:style-name="ce1">
            <text:p>61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989999999999995" table:style-name="ce1">
            <text:p>67,9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64" table:style-name="ce1">
            <text:p>51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9" table:style-name="ce1">
            <text:p>63,8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58" table:style-name="ce1">
            <text:p>48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2" table:style-name="ce1">
            <text:p>53,7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91" table:style-name="ce1">
            <text:p>59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94" table:style-name="ce1">
            <text:p>64,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92" table:style-name="ce1">
            <text:p>55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3" table:style-name="ce1">
            <text:p>62,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260000000000005" table:style-name="ce1">
            <text:p>64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74" table:style-name="ce1">
            <text:p>43,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48" table:style-name="ce1">
            <text:p>62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69" table:style-name="ce1">
            <text:p>52,6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6.549999999999997" table:style-name="ce1">
            <text:p>36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02" table:style-name="ce1">
            <text:p>52,0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08" table:style-name="ce1">
            <text:p>55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04" table:style-name="ce1">
            <text:p>50,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520000000000003" table:style-name="ce1">
            <text:p>40,5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5" table:style-name="ce1">
            <text:p>51,3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93.16" table:style-name="ce1">
            <text:p>93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94" table:style-name="ce1">
            <text:p>76,9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31" table:style-name="ce1">
            <text:p>69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.29" table:style-name="ce1">
            <text:p>41,2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3" table:style-name="ce1">
            <text:p>68,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95" table:style-name="ce1">
            <text:p>60,9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95" table:style-name="ce1">
            <text:p>44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739999999999995" table:style-name="ce1">
            <text:p>71,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06" table:style-name="ce1">
            <text:p>48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18" table:style-name="ce1">
            <text:p>58,1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03" table:style-name="ce1">
            <text:p>57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81" table:style-name="ce1">
            <text:p>73,8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26" table:style-name="ce1">
            <text:p>51,2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02" table:style-name="ce1">
            <text:p>56,0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01" table:style-name="ce1">
            <text:p>62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68" table:style-name="ce1">
            <text:p>54,6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36" table:style-name="ce1">
            <text:p>56,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08" table:style-name="ce1">
            <text:p>42,0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67" table:style-name="ce1">
            <text:p>62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6" table:style-name="ce1">
            <text:p>38,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56" table:style-name="ce1">
            <text:p>40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55" table:style-name="ce1">
            <text:p>64,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73" table:style-name="ce1">
            <text:p>56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65" table:style-name="ce1">
            <text:p>52,6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28" table:style-name="ce1">
            <text:p>45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45" table:style-name="ce1">
            <text:p>45,4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84" table:style-name="ce1">
            <text:p>63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27" table:style-name="ce1">
            <text:p>50,2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25" table:style-name="ce1">
            <text:p>56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92" table:style-name="ce1">
            <text:p>50,9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99" table:style-name="ce1">
            <text:p>55,9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92" table:style-name="ce1">
            <text:p>50,9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66" table:style-name="ce1">
            <text:p>65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760000000000005" table:style-name="ce1">
            <text:p>67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98" table:style-name="ce1">
            <text:p>40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95" table:style-name="ce1">
            <text:p>60,9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04" table:style-name="ce1">
            <text:p>52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16" table:style-name="ce1">
            <text:p>74,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66" table:style-name="ce1">
            <text:p>75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4.04" table:style-name="ce1">
            <text:p>34,0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2" table:style-name="ce1">
            <text:p>47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700000000000003" table:style-name="ce1">
            <text:p>40,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51" table:style-name="ce1">
            <text:p>46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72" table:style-name="ce1">
            <text:p>52,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790000000000006" table:style-name="ce1">
            <text:p>72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25" table:style-name="ce1">
            <text:p>62,2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46" table:style-name="ce1">
            <text:p>55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.01" table:style-name="ce1">
            <text:p>41,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22" table:style-name="ce1">
            <text:p>63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43" table:style-name="ce1">
            <text:p>62,4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98" table:style-name="ce1">
            <text:p>55,9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97" table:style-name="ce1">
            <text:p>55,9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62" table:style-name="ce1">
            <text:p>64,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8" table:style-name="ce1">
            <text:p>70,8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97" table:style-name="ce1">
            <text:p>69,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180000000000007" table:style-name="ce1">
            <text:p>81,1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6" table:style-name="ce1">
            <text:p>60,6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number-rows-repeated="1048375" table:style-name="ro1">
          <table:table-cell table:number-columns-repeated="16384"/>
        </table:table-row>
      </table:table>
      <table:table table:name="4G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style-name="ce1"/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86" table:style-name="ce1">
            <text:p>55,8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4" table:style-name="ce1">
            <text:p>57,9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18" table:style-name="ce1">
            <text:p>57,1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75" table:style-name="ce1">
            <text:p>54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60000000000005" table:style-name="ce1">
            <text:p>65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78" table:style-name="ce1">
            <text:p>54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9.75" table:style-name="ce1">
            <text:p>39,7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17" table:style-name="ce1">
            <text:p>60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73" table:style-name="ce1">
            <text:p>63,7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91" table:style-name="ce1">
            <text:p>72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26" table:style-name="ce1">
            <text:p>51,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13" table:style-name="ce1">
            <text:p>60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7" table:style-name="ce1">
            <text:p>62,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.21" table:style-name="ce1">
            <text:p>41,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6" table:style-name="ce1">
            <text:p>58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81.91" table:style-name="ce1">
            <text:p>81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4" table:style-name="ce1">
            <text:p>62,8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48" table:style-name="ce1">
            <text:p>44,4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49" table:style-name="ce1">
            <text:p>44,4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" table:style-name="ce1">
            <text:p>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06" table:style-name="ce1">
            <text:p>44,0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08" table:style-name="ce1">
            <text:p>57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94" table:style-name="ce1">
            <text:p>57,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17" table:style-name="ce1">
            <text:p>66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25" table:style-name="ce1">
            <text:p>64,2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89" table:style-name="ce1">
            <text:p>60,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46" table:style-name="ce1">
            <text:p>40,4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180000000000007" table:style-name="ce1">
            <text:p>72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66" table:style-name="ce1">
            <text:p>59,6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66" table:style-name="ce1">
            <text:p>49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42" table:style-name="ce1">
            <text:p>61,4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91" table:style-name="ce1">
            <text:p>59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52" table:style-name="ce1">
            <text:p>68,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41" table:style-name="ce1">
            <text:p>49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760000000000005" table:style-name="ce1">
            <text:p>72,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569999999999993" table:style-name="ce1">
            <text:p>70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96" table:style-name="ce1">
            <text:p>52,9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599999999999994" table:style-name="ce1">
            <text:p>66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8" table:style-name="ce1">
            <text:p>74,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6.36" table:style-name="ce1">
            <text:p>76,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5.67" table:style-name="ce1">
            <text:p>85,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2" table:style-name="ce1">
            <text:p>63,0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88" table:style-name="ce1">
            <text:p>73,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27" table:style-name="ce1">
            <text:p>48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03" table:style-name="ce1">
            <text:p>51,0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85" table:style-name="ce1">
            <text:p>57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96" table:style-name="ce1">
            <text:p>42,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98" table:style-name="ce1">
            <text:p>48,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56" table:style-name="ce1">
            <text:p>56,5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05" table:style-name="ce1">
            <text:p>58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1.43" table:style-name="ce1">
            <text:p>31,4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02" table:style-name="ce1">
            <text:p>57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290000000000006" table:style-name="ce1">
            <text:p>68,2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55" table:style-name="ce1">
            <text:p>45,5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16" table:style-name="ce1">
            <text:p>50,1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1" table:style-name="ce1">
            <text:p>51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87" table:style-name="ce1">
            <text:p>55,8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92" table:style-name="ce1">
            <text:p>56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94" table:style-name="ce1">
            <text:p>56,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9" table:style-name="ce1">
            <text:p>47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08" table:style-name="ce1">
            <text:p>64,0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45" table:style-name="ce1">
            <text:p>59,4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4" table:style-name="ce1">
            <text:p>53,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3" table:style-name="ce1">
            <text:p>51,3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.549999999999997" table:style-name="ce1">
            <text:p>33,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71" table:style-name="ce1">
            <text:p>61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9.54" table:style-name="ce1">
            <text:p>39,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76" table:style-name="ce1">
            <text:p>57,7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81" table:style-name="ce1">
            <text:p>49,8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59" table:style-name="ce1">
            <text:p>42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05" table:style-name="ce1">
            <text:p>45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65" table:style-name="ce1">
            <text:p>42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1" table:style-name="ce1">
            <text:p>53,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19" table:style-name="ce1">
            <text:p>55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6" table:style-name="ce1">
            <text:p>42,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99" table:style-name="ce1">
            <text:p>52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21" table:style-name="ce1">
            <text:p>49,2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2" table:style-name="ce1">
            <text:p>46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82" table:style-name="ce1">
            <text:p>56,8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53" table:style-name="ce1">
            <text:p>51,5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6.9" table:style-name="ce1">
            <text:p>36,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12" table:style-name="ce1">
            <text:p>46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89" table:style-name="ce1">
            <text:p>50,8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68" table:style-name="ce1">
            <text:p>43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63" table:style-name="ce1">
            <text:p>48,6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35" table:style-name="ce1">
            <text:p>52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8" table:style-name="ce1">
            <text:p>49,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5" table:style-name="ce1">
            <text:p>53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.57" table:style-name="ce1">
            <text:p>33,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14" table:style-name="ce1">
            <text:p>58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39999999999995" table:style-name="ce1">
            <text:p>64,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49" table:style-name="ce1">
            <text:p>51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4" table:style-name="ce1">
            <text:p>54,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3" table:style-name="ce1">
            <text:p>53,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02" table:style-name="ce1">
            <text:p>47,0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56" table:style-name="ce1">
            <text:p>64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32" table:style-name="ce1">
            <text:p>62,3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23" table:style-name="ce1">
            <text:p>52,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5" table:style-name="ce1">
            <text:p>57,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88" table:style-name="ce1">
            <text:p>47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67" table:style-name="ce1">
            <text:p>43,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31" table:style-name="ce1">
            <text:p>62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48" table:style-name="ce1">
            <text:p>55,4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02" table:style-name="ce1">
            <text:p>44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45" table:style-name="ce1">
            <text:p>48,4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34" table:style-name="ce1">
            <text:p>64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37" table:style-name="ce1">
            <text:p>46,3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4" table:style-name="ce1">
            <text:p>56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760000000000005" table:style-name="ce1">
            <text:p>70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29" table:style-name="ce1">
            <text:p>39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01" table:style-name="ce1">
            <text:p>45,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7.03" table:style-name="ce1">
            <text:p>37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04" table:style-name="ce1">
            <text:p>55,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17" table:style-name="ce1">
            <text:p>51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98" table:style-name="ce1">
            <text:p>56,9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72" table:style-name="ce1">
            <text:p>60,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79" table:style-name="ce1">
            <text:p>55,7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5" table:style-name="ce1">
            <text:p>59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74" table:style-name="ce1">
            <text:p>38,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" table:style-name="ce1">
            <text:p>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91" table:style-name="ce1">
            <text:p>46,9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88" table:style-name="ce1">
            <text:p>53,8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55" table:style-name="ce1">
            <text:p>61,5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95" table:style-name="ce1">
            <text:p>66,9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76" table:style-name="ce1">
            <text:p>58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91" table:style-name="ce1">
            <text:p>50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43" table:style-name="ce1">
            <text:p>43,4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9" table:style-name="ce1">
            <text:p>61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75" table:style-name="ce1">
            <text:p>61,7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08" table:style-name="ce1">
            <text:p>42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52" table:style-name="ce1">
            <text:p>46,5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2" table:style-name="ce1">
            <text:p>59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71" table:style-name="ce1">
            <text:p>54,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66" table:style-name="ce1">
            <text:p>62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87" table:style-name="ce1">
            <text:p>54,8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2" table:style-name="ce1">
            <text:p>66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56" table:style-name="ce1">
            <text:p>37,5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59" table:style-name="ce1">
            <text:p>46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99" table:style-name="ce1">
            <text:p>43,9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58" table:style-name="ce1">
            <text:p>50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14" table:style-name="ce1">
            <text:p>54,1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08" table:style-name="ce1">
            <text:p>51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1" table:style-name="ce1">
            <text:p>61,2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63" table:style-name="ce1">
            <text:p>53,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35" table:style-name="ce1">
            <text:p>58,3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4.01" table:style-name="ce1">
            <text:p>44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09" table:style-name="ce1">
            <text:p>61,0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18" table:style-name="ce1">
            <text:p>48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28" table:style-name="ce1">
            <text:p>66,2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16" table:style-name="ce1">
            <text:p>55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59" table:style-name="ce1">
            <text:p>71,5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99" table:style-name="ce1">
            <text:p>61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" table:style-name="ce1">
            <text:p>6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19999999999993" table:style-name="ce1">
            <text:p>67,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86" table:style-name="ce1">
            <text:p>51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489999999999995" table:style-name="ce1">
            <text:p>69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.39" table:style-name="ce1">
            <text:p>41,3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8" table:style-name="ce1">
            <text:p>62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88" table:style-name="ce1">
            <text:p>60,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02" table:style-name="ce1">
            <text:p>62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84" table:style-name="ce1">
            <text:p>63,8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47" table:style-name="ce1">
            <text:p>56,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47" table:style-name="ce1">
            <text:p>68,4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75" table:style-name="ce1">
            <text:p>68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88" table:style-name="ce1">
            <text:p>55,8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7" table:style-name="ce1">
            <text:p>63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049999999999997" table:style-name="ce1">
            <text:p>38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69" table:style-name="ce1">
            <text:p>62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680000000000007" table:style-name="ce1">
            <text:p>65,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32" table:style-name="ce1">
            <text:p>56,3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86" table:style-name="ce1">
            <text:p>51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31" table:style-name="ce1">
            <text:p>71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42" table:style-name="ce1">
            <text:p>47,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209999999999994" table:style-name="ce1">
            <text:p>65,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93" table:style-name="ce1">
            <text:p>50,9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55" table:style-name="ce1">
            <text:p>73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6.450000000000003" table:style-name="ce1">
            <text:p>36,4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510000000000005" table:style-name="ce1">
            <text:p>65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760000000000005" table:style-name="ce1">
            <text:p>66,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38" table:style-name="ce1">
            <text:p>62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09" table:style-name="ce1">
            <text:p>65,0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19" table:style-name="ce1">
            <text:p>62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68" table:style-name="ce1">
            <text:p>51,6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9" table:style-name="ce1">
            <text:p>62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27" table:style-name="ce1">
            <text:p>48,2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87" table:style-name="ce1">
            <text:p>61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3.53" table:style-name="ce1">
            <text:p>33,5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400000000000006" table:style-name="ce1">
            <text:p>64,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17" table:style-name="ce1">
            <text:p>45,1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12" table:style-name="ce1">
            <text:p>57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5" table:style-name="ce1">
            <text:p>61,2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319999999999993" table:style-name="ce1">
            <text:p>65,3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89" table:style-name="ce1">
            <text:p>57,8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97" table:style-name="ce1">
            <text:p>66,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8.92" table:style-name="ce1">
            <text:p>38,9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64" table:style-name="ce1">
            <text:p>70,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31" table:style-name="ce1">
            <text:p>51,3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63" table:style-name="ce1">
            <text:p>59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61" table:style-name="ce1">
            <text:p>47,6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14" table:style-name="ce1">
            <text:p>71,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520000000000003" table:style-name="ce1">
            <text:p>39,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75" table:style-name="ce1">
            <text:p>75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8" table:style-name="ce1">
            <text:p>59,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8" table:style-name="ce1">
            <text:p>65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3.98" table:style-name="ce1">
            <text:p>23,9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540000000000006" table:style-name="ce1">
            <text:p>71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" table:style-name="ce1">
            <text:p>53,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55" table:style-name="ce1">
            <text:p>49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79" table:style-name="ce1">
            <text:p>47,7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1" table:style-name="ce1">
            <text:p>49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459999999999994" table:style-name="ce1">
            <text:p>64,4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79" table:style-name="ce1">
            <text:p>53,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28" table:style-name="ce1">
            <text:p>59,2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1" table:style-name="ce1">
            <text:p>48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61" table:style-name="ce1">
            <text:p>64,6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58" table:style-name="ce1">
            <text:p>63,5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03" table:style-name="ce1">
            <text:p>63,0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34" table:style-name="ce1">
            <text:p>51,3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54" table:style-name="ce1">
            <text:p>59,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87" table:style-name="ce1">
            <text:p>49,8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55" table:style-name="ce1">
            <text:p>66,5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12" table:style-name="ce1">
            <text:p>43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99" table:style-name="ce1">
            <text:p>53,9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01" table:style-name="ce1">
            <text:p>51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9" table:style-name="ce1">
            <text:p>67,0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5" table:style-name="ce1">
            <text:p>59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05" table:style-name="ce1">
            <text:p>56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.56" table:style-name="ce1">
            <text:p>41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15" table:style-name="ce1">
            <text:p>60,1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79" table:style-name="ce1">
            <text:p>46,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7" table:style-name="ce1">
            <text:p>60,6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82" table:style-name="ce1">
            <text:p>48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9.349999999999994" table:style-name="ce1">
            <text:p>79,3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4" table:style-name="ce1">
            <text:p>46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94" table:style-name="ce1">
            <text:p>73,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16" table:style-name="ce1">
            <text:p>50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66" table:style-name="ce1">
            <text:p>64,6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54" table:style-name="ce1">
            <text:p>51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16" table:style-name="ce1">
            <text:p>63,1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23" table:style-name="ce1">
            <text:p>62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12" table:style-name="ce1">
            <text:p>59,1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790000000000006" table:style-name="ce1">
            <text:p>64,7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59" table:style-name="ce1">
            <text:p>60,5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75" table:style-name="ce1">
            <text:p>65,7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9" table:style-name="ce1">
            <text:p>52,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47" table:style-name="ce1">
            <text:p>39,4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02" table:style-name="ce1">
            <text:p>62,0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31" table:style-name="ce1">
            <text:p>61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66" table:style-name="ce1">
            <text:p>51,6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510000000000005" table:style-name="ce1">
            <text:p>76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6" table:style-name="ce1">
            <text:p>60,0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55" table:style-name="ce1">
            <text:p>61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459999999999994" table:style-name="ce1">
            <text:p>65,4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630000000000003" table:style-name="ce1">
            <text:p>39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34" table:style-name="ce1">
            <text:p>47,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06" table:style-name="ce1">
            <text:p>56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430000000000007" table:style-name="ce1">
            <text:p>68,4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739999999999995" table:style-name="ce1">
            <text:p>70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8" table:style-name="ce1">
            <text:p>75,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21" table:style-name="ce1">
            <text:p>63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8" table:style-name="ce1">
            <text:p>65,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7" table:style-name="ce1">
            <text:p>46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510000000000005" table:style-name="ce1">
            <text:p>70,5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98" table:style-name="ce1">
            <text:p>59,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83" table:style-name="ce1">
            <text:p>64,8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97" table:style-name="ce1">
            <text:p>45,9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86" table:style-name="ce1">
            <text:p>46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35" table:style-name="ce1">
            <text:p>60,3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19" table:style-name="ce1">
            <text:p>74,1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21" table:style-name="ce1">
            <text:p>39,2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2" table:style-name="ce1">
            <text:p>68,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78" table:style-name="ce1">
            <text:p>45,7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51" table:style-name="ce1">
            <text:p>54,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1" table:style-name="ce1">
            <text:p>59,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66" table:style-name="ce1">
            <text:p>59,6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239999999999995" table:style-name="ce1">
            <text:p>70,2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35" table:style-name="ce1">
            <text:p>58,3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69" table:style-name="ce1">
            <text:p>56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3" table:style-name="ce1">
            <text:p>62,7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02" table:style-name="ce1">
            <text:p>68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81" table:style-name="ce1">
            <text:p>58,8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06" table:style-name="ce1">
            <text:p>48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05" table:style-name="ce1">
            <text:p>64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13" table:style-name="ce1">
            <text:p>61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459999999999994" table:style-name="ce1">
            <text:p>75,4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56" table:style-name="ce1">
            <text:p>46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26" table:style-name="ce1">
            <text:p>60,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1" table:style-name="ce1">
            <text:p>51,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5" table:style-name="ce1">
            <text:p>55,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57" table:style-name="ce1">
            <text:p>62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73" table:style-name="ce1">
            <text:p>56,7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44" table:style-name="ce1">
            <text:p>57,4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8.78" table:style-name="ce1">
            <text:p>38,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2.950000000000003" table:style-name="ce1">
            <text:p>32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1" table:style-name="ce1">
            <text:p>51,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38" table:style-name="ce1">
            <text:p>58,3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24" table:style-name="ce1">
            <text:p>62,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87" table:style-name="ce1">
            <text:p>47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13" table:style-name="ce1">
            <text:p>52,1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7" table:style-name="ce1">
            <text:p>77,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68" table:style-name="ce1">
            <text:p>45,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43" table:style-name="ce1">
            <text:p>60,4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54" table:style-name="ce1">
            <text:p>51,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569999999999993" table:style-name="ce1">
            <text:p>69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61" table:style-name="ce1">
            <text:p>61,6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67" table:style-name="ce1">
            <text:p>70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03" table:style-name="ce1">
            <text:p>64,0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36" table:style-name="ce1">
            <text:p>56,3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51" table:style-name="ce1">
            <text:p>55,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15" table:style-name="ce1">
            <text:p>49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.68" table:style-name="ce1">
            <text:p>43,6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" table:style-name="ce1">
            <text:p>69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69999999999993" table:style-name="ce1">
            <text:p>67,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29" table:style-name="ce1">
            <text:p>61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38" table:style-name="ce1">
            <text:p>58,3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49" table:style-name="ce1">
            <text:p>57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87" table:style-name="ce1">
            <text:p>63,8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2" table:style-name="ce1">
            <text:p>54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9" table:style-name="ce1">
            <text:p>69,6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2" table:style-name="ce1">
            <text:p>61,2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7" table:style-name="ce1">
            <text:p>63,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9" table:style-name="ce1">
            <text:p>66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83" table:style-name="ce1">
            <text:p>48,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9" table:style-name="ce1">
            <text:p>55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819999999999993" table:style-name="ce1">
            <text:p>74,8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39999999999995" table:style-name="ce1">
            <text:p>65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76" table:style-name="ce1">
            <text:p>57,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45" table:style-name="ce1">
            <text:p>61,4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59" table:style-name="ce1">
            <text:p>65,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64" table:style-name="ce1">
            <text:p>63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83" table:style-name="ce1">
            <text:p>63,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42" table:style-name="ce1">
            <text:p>49,4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67" table:style-name="ce1">
            <text:p>40,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08" table:style-name="ce1">
            <text:p>71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209999999999994" table:style-name="ce1">
            <text:p>66,2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900000000000006" table:style-name="ce1">
            <text:p>66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64" table:style-name="ce1">
            <text:p>59,6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31" table:style-name="ce1">
            <text:p>63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4" table:style-name="ce1">
            <text:p>62,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8" table:style-name="ce1">
            <text:p>67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819999999999993" table:style-name="ce1">
            <text:p>68,8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290000000000006" table:style-name="ce1">
            <text:p>65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34" table:style-name="ce1">
            <text:p>68,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650000000000006" table:style-name="ce1">
            <text:p>67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13" table:style-name="ce1">
            <text:p>60,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08" table:style-name="ce1">
            <text:p>56,0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08" table:style-name="ce1">
            <text:p>48,0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39" table:style-name="ce1">
            <text:p>63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86" table:style-name="ce1">
            <text:p>56,8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25" table:style-name="ce1">
            <text:p>53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36" table:style-name="ce1">
            <text:p>46,3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" table:style-name="ce1">
            <text:p>58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16" table:style-name="ce1">
            <text:p>61,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87" table:style-name="ce1">
            <text:p>66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7" table:style-name="ce1">
            <text:p>60,6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17" table:style-name="ce1">
            <text:p>69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4" table:style-name="ce1">
            <text:p>68,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89" table:style-name="ce1">
            <text:p>69,8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79" table:style-name="ce1">
            <text:p>59,7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41" table:style-name="ce1">
            <text:p>64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24" table:style-name="ce1">
            <text:p>58,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72" table:style-name="ce1">
            <text:p>71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53" table:style-name="ce1">
            <text:p>55,5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85" table:style-name="ce1">
            <text:p>62,8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180000000000007" table:style-name="ce1">
            <text:p>65,1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28" table:style-name="ce1">
            <text:p>52,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2" table:style-name="ce1">
            <text:p>70,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92" table:style-name="ce1">
            <text:p>66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7.27" table:style-name="ce1">
            <text:p>77,2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64" table:style-name="ce1">
            <text:p>61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5" table:style-name="ce1">
            <text:p>61,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" table:style-name="ce1">
            <text:p>6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16" table:style-name="ce1">
            <text:p>63,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67" table:style-name="ce1">
            <text:p>60,6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" table:style-name="ce1">
            <text:p>5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57" table:style-name="ce1">
            <text:p>63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24" table:style-name="ce1">
            <text:p>62,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37" table:style-name="ce1">
            <text:p>58,3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06" table:style-name="ce1">
            <text:p>46,0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1" table:style-name="ce1">
            <text:p>58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540000000000006" table:style-name="ce1">
            <text:p>64,5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59" table:style-name="ce1">
            <text:p>53,5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78" table:style-name="ce1">
            <text:p>64,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25" table:style-name="ce1">
            <text:p>62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62" table:style-name="ce1">
            <text:p>70,6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2" table:style-name="ce1">
            <text:p>56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450000000000003" table:style-name="ce1">
            <text:p>40,4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34" table:style-name="ce1">
            <text:p>57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78" table:style-name="ce1">
            <text:p>61,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18" table:style-name="ce1">
            <text:p>43,1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459999999999994" table:style-name="ce1">
            <text:p>64,4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18" table:style-name="ce1">
            <text:p>44,1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17" table:style-name="ce1">
            <text:p>67,1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46" table:style-name="ce1">
            <text:p>56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6" table:style-name="ce1">
            <text:p>62,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25" table:style-name="ce1">
            <text:p>63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68" table:style-name="ce1">
            <text:p>63,6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80.27" table:style-name="ce1">
            <text:p>80,2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15" table:style-name="ce1">
            <text:p>52,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69" table:style-name="ce1">
            <text:p>48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number-rows-repeated="1048375" table:style-name="ro1">
          <table:table-cell table:number-columns-repeated="16384"/>
        </table:table-row>
      </table:table>
      <table:table table:name="5G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style-name="ce1"/>
          <table:table-cell office:value-type="string" table:style-name="ce1">
            <text:p>nummer</text:p>
          </table:table-cell>
          <table:table-cell office:value-type="string" table:style-name="ce1">
            <text:p>actie</text:p>
          </table:table-cell>
          <table:table-cell office:value-type="string" table:style-name="ce1">
            <text:p>resultaat</text:p>
          </table:table-cell>
          <table:table-cell office:value-type="string" table:style-name="ce1">
            <text:p>reactietijd_ms</text:p>
          </table:table-cell>
          <table:table-cell office:value-type="string" table:style-name="ce1">
            <text:p>response</text:p>
          </table:table-cell>
          <table:table-cell table:style-name="ce1"/>
          <table:table-cell office:value-type="string" table:style-name="ce1">
            <text:p>Gem reactietijd (ms)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29.93" table:style-name="ce1">
            <text:p>29,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7" table:style-name="ce1">
            <text:p>60,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0.63" table:formula="of:=AVERAGE(['5G'.$D$2:.$D$201]+['5G'.$J$2:.$J$201])" table:style-name="ce1">
            <text:p>90,63</text:p>
          </table:table-cell>
          <table:table-cell office:value-type="string" table:style-name="ce1">
            <text:p>100% succes rate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069999999999993" table:style-name="ce1">
            <text:p>74,0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88" table:style-name="ce1">
            <text:p>53,8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159999999999997" table:style-name="ce1">
            <text:p>40,1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81" table:style-name="ce1">
            <text:p>72,8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290000000000006" table:style-name="ce1">
            <text:p>64,2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82" table:style-name="ce1">
            <text:p>57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989999999999995" table:style-name="ce1">
            <text:p>66,9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31" table:style-name="ce1">
            <text:p>50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76" table:style-name="ce1">
            <text:p>50,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68" table:style-name="ce1">
            <text:p>55,6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4" table:style-name="ce1">
            <text:p>63,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35" table:style-name="ce1">
            <text:p>58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08" table:style-name="ce1">
            <text:p>56,0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8" table:style-name="ce1">
            <text:p>65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" table:style-name="ce1">
            <text:p>6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91" table:style-name="ce1">
            <text:p>67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7" table:style-name="ce1">
            <text:p>56,5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56" table:style-name="ce1">
            <text:p>49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49999999999994" table:style-name="ce1">
            <text:p>70,8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22" table:style-name="ce1">
            <text:p>55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76" table:style-name="ce1">
            <text:p>53,7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8" table:style-name="ce1">
            <text:p>60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24" table:style-name="ce1">
            <text:p>47,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77" table:style-name="ce1">
            <text:p>63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11" table:style-name="ce1">
            <text:p>45,1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28" table:style-name="ce1">
            <text:p>44,2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150000000000006" table:style-name="ce1">
            <text:p>73,1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35" table:style-name="ce1">
            <text:p>49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08" table:style-name="ce1">
            <text:p>59,0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08" table:style-name="ce1">
            <text:p>45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69" table:style-name="ce1">
            <text:p>52,6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23" table:style-name="ce1">
            <text:p>54,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3" table:style-name="ce1">
            <text:p>58,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67" table:style-name="ce1">
            <text:p>69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44" table:style-name="ce1">
            <text:p>68,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95" table:style-name="ce1">
            <text:p>73,9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07" table:style-name="ce1">
            <text:p>47,0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16" table:style-name="ce1">
            <text:p>68,1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49" table:style-name="ce1">
            <text:p>58,4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26" table:style-name="ce1">
            <text:p>63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65" table:style-name="ce1">
            <text:p>48,6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569999999999993" table:style-name="ce1">
            <text:p>74,5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31" table:style-name="ce1">
            <text:p>49,3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2" table:style-name="ce1">
            <text:p>65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11" table:style-name="ce1">
            <text:p>51,1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11" table:style-name="ce1">
            <text:p>67,1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" table:style-name="ce1">
            <text:p>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26" table:style-name="ce1">
            <text:p>58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0.26" table:style-name="ce1">
            <text:p>30,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63" table:style-name="ce1">
            <text:p>61,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709999999999994" table:style-name="ce1">
            <text:p>67,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41" table:style-name="ce1">
            <text:p>60,4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" table:style-name="ce1">
            <text:p>4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63" table:style-name="ce1">
            <text:p>70,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1" table:style-name="ce1">
            <text:p>50,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63" table:style-name="ce1">
            <text:p>56,6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45" table:style-name="ce1">
            <text:p>56,4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77" table:style-name="ce1">
            <text:p>77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76" table:style-name="ce1">
            <text:p>46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239999999999995" table:style-name="ce1">
            <text:p>72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24" table:style-name="ce1">
            <text:p>48,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17" table:style-name="ce1">
            <text:p>67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64" table:style-name="ce1">
            <text:p>59,6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9" table:style-name="ce1">
            <text:p>66,1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45" table:style-name="ce1">
            <text:p>48,4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150000000000006" table:style-name="ce1">
            <text:p>69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78" table:style-name="ce1">
            <text:p>51,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739999999999995" table:style-name="ce1">
            <text:p>66,7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26" table:style-name="ce1">
            <text:p>58,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8" table:style-name="ce1">
            <text:p>74,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93" table:style-name="ce1">
            <text:p>55,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56" table:style-name="ce1">
            <text:p>54,5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11" table:style-name="ce1">
            <text:p>70,1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98" table:style-name="ce1">
            <text:p>71,9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33" table:style-name="ce1">
            <text:p>73,3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62" table:style-name="ce1">
            <text:p>66,6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96" table:style-name="ce1">
            <text:p>42,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08" table:style-name="ce1">
            <text:p>58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21" table:style-name="ce1">
            <text:p>59,2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22" table:style-name="ce1">
            <text:p>54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81" table:style-name="ce1">
            <text:p>72,8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25" table:style-name="ce1">
            <text:p>71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51" table:style-name="ce1">
            <text:p>56,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96" table:style-name="ce1">
            <text:p>57,9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05" table:style-name="ce1">
            <text:p>56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2.37" table:style-name="ce1">
            <text:p>72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5.04" table:style-name="ce1">
            <text:p>45,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17" table:style-name="ce1">
            <text:p>64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01" table:style-name="ce1">
            <text:p>45,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6" table:style-name="ce1">
            <text:p>54,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44" table:style-name="ce1">
            <text:p>54,4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12" table:style-name="ce1">
            <text:p>73,1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64" table:style-name="ce1">
            <text:p>59,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69" table:style-name="ce1">
            <text:p>64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93" table:style-name="ce1">
            <text:p>50,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31" table:style-name="ce1">
            <text:p>74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81" table:style-name="ce1">
            <text:p>54,8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010000000000005" table:style-name="ce1">
            <text:p>65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10000000000005" table:style-name="ce1">
            <text:p>67,0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8" table:style-name="ce1">
            <text:p>72,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239999999999995" table:style-name="ce1">
            <text:p>69,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05" table:style-name="ce1">
            <text:p>56,0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19" table:style-name="ce1">
            <text:p>70,1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11" table:style-name="ce1">
            <text:p>55,1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62" table:style-name="ce1">
            <text:p>52,6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2.43" table:style-name="ce1">
            <text:p>42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1" table:style-name="ce1">
            <text:p>68,6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51" table:style-name="ce1">
            <text:p>37,5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94" table:style-name="ce1">
            <text:p>64,9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9.21" table:style-name="ce1">
            <text:p>39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930000000000007" table:style-name="ce1">
            <text:p>66,9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87" table:style-name="ce1">
            <text:p>47,8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17" table:style-name="ce1">
            <text:p>46,1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01" table:style-name="ce1">
            <text:p>57,0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76" table:style-name="ce1">
            <text:p>39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75" table:style-name="ce1">
            <text:p>48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5" table:style-name="ce1">
            <text:p>60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150000000000006" table:style-name="ce1">
            <text:p>69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08" table:style-name="ce1">
            <text:p>58,0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49" table:style-name="ce1">
            <text:p>61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41" table:style-name="ce1">
            <text:p>77,4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13" table:style-name="ce1">
            <text:p>61,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71" table:style-name="ce1">
            <text:p>63,7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85" table:style-name="ce1">
            <text:p>58,8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5.290000000000006" table:style-name="ce1">
            <text:p>75,2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82" table:style-name="ce1">
            <text:p>61,8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28" table:style-name="ce1">
            <text:p>50,2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64" table:style-name="ce1">
            <text:p>58,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3" table:style-name="ce1">
            <text:p>65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94" table:style-name="ce1">
            <text:p>67,9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05" table:style-name="ce1">
            <text:p>61,0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18" table:style-name="ce1">
            <text:p>49,1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52" table:style-name="ce1">
            <text:p>57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13" table:style-name="ce1">
            <text:p>47,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0.159999999999997" table:style-name="ce1">
            <text:p>40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78" table:style-name="ce1">
            <text:p>47,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51" table:style-name="ce1">
            <text:p>61,5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74" table:style-name="ce1">
            <text:p>50,7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23" table:style-name="ce1">
            <text:p>51,2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74" table:style-name="ce1">
            <text:p>44,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03" table:style-name="ce1">
            <text:p>54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790000000000006" table:style-name="ce1">
            <text:p>64,7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65" table:style-name="ce1">
            <text:p>58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36" table:style-name="ce1">
            <text:p>52,3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06" table:style-name="ce1">
            <text:p>67,0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020000000000003" table:style-name="ce1">
            <text:p>39,0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25" table:style-name="ce1">
            <text:p>37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57" table:style-name="ce1">
            <text:p>47,5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49" table:style-name="ce1">
            <text:p>50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63" table:style-name="ce1">
            <text:p>62,6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239999999999995" table:style-name="ce1">
            <text:p>74,2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95" table:style-name="ce1">
            <text:p>54,9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81" table:style-name="ce1">
            <text:p>70,8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590000000000003" table:style-name="ce1">
            <text:p>37,5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84" table:style-name="ce1">
            <text:p>43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25" table:style-name="ce1">
            <text:p>55,2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27" table:style-name="ce1">
            <text:p>65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54" table:style-name="ce1">
            <text:p>55,5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3.2" table:style-name="ce1">
            <text:p>73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28" table:style-name="ce1">
            <text:p>56,2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540000000000006" table:style-name="ce1">
            <text:p>64,5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37" table:style-name="ce1">
            <text:p>63,3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25" table:style-name="ce1">
            <text:p>43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78" table:style-name="ce1">
            <text:p>54,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43" table:style-name="ce1">
            <text:p>54,4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51" table:style-name="ce1">
            <text:p>55,5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7" table:style-name="ce1">
            <text:p>53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34" table:style-name="ce1">
            <text:p>57,3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71" table:style-name="ce1">
            <text:p>63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87" table:style-name="ce1">
            <text:p>60,8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26" table:style-name="ce1">
            <text:p>61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92" table:style-name="ce1">
            <text:p>48,9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96" table:style-name="ce1">
            <text:p>47,9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9.78" table:style-name="ce1">
            <text:p>39,7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25" table:style-name="ce1">
            <text:p>66,2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86" table:style-name="ce1">
            <text:p>53,8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17" table:style-name="ce1">
            <text:p>73,1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49" table:style-name="ce1">
            <text:p>62,4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4" table:style-name="ce1">
            <text:p>52,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88" table:style-name="ce1">
            <text:p>66,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55" table:style-name="ce1">
            <text:p>50,5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56" table:style-name="ce1">
            <text:p>55,5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92" table:style-name="ce1">
            <text:p>46,9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78" table:style-name="ce1">
            <text:p>58,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62" table:style-name="ce1">
            <text:p>47,6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04" table:style-name="ce1">
            <text:p>51,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83" table:style-name="ce1">
            <text:p>55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54" table:style-name="ce1">
            <text:p>48,5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56" table:style-name="ce1">
            <text:p>56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36" table:style-name="ce1">
            <text:p>58,3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69" table:style-name="ce1">
            <text:p>62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4" table:style-name="ce1">
            <text:p>51,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7.14" table:style-name="ce1">
            <text:p>37,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8.9" table:style-name="ce1">
            <text:p>38,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64" table:style-name="ce1">
            <text:p>76,6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37" table:style-name="ce1">
            <text:p>48,3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02" table:style-name="ce1">
            <text:p>52,0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2.07" table:style-name="ce1">
            <text:p>52,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03" table:style-name="ce1">
            <text:p>50,0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0.64" table:style-name="ce1">
            <text:p>40,6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37" table:style-name="ce1">
            <text:p>59,3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07" table:style-name="ce1">
            <text:p>56,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14" table:style-name="ce1">
            <text:p>67,1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01" table:style-name="ce1">
            <text:p>55,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91" table:style-name="ce1">
            <text:p>63,9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3" table:style-name="ce1">
            <text:p>63,5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260000000000005" table:style-name="ce1">
            <text:p>69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21" table:style-name="ce1">
            <text:p>61,2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04" table:style-name="ce1">
            <text:p>58,0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3" table:style-name="ce1">
            <text:p>56,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53" table:style-name="ce1">
            <text:p>67,5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56" table:style-name="ce1">
            <text:p>55,5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93" table:style-name="ce1">
            <text:p>61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209999999999994" table:style-name="ce1">
            <text:p>64,2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49999999999994" table:style-name="ce1">
            <text:p>67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78" table:style-name="ce1">
            <text:p>60,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13" table:style-name="ce1">
            <text:p>62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130000000000003" table:style-name="ce1">
            <text:p>37,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58" table:style-name="ce1">
            <text:p>63,5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78" table:style-name="ce1">
            <text:p>48,7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27" table:style-name="ce1">
            <text:p>59,2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7" table:style-name="ce1">
            <text:p>59,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0.78" table:style-name="ce1">
            <text:p>60,78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819999999999993" table:style-name="ce1">
            <text:p>69,8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14" table:style-name="ce1">
            <text:p>49,1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76" table:style-name="ce1">
            <text:p>53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17" table:style-name="ce1">
            <text:p>62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8.55" table:style-name="ce1">
            <text:p>48,5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67" table:style-name="ce1">
            <text:p>61,6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7.26" table:style-name="ce1">
            <text:p>37,2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06" table:style-name="ce1">
            <text:p>69,0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239999999999995" table:style-name="ce1">
            <text:p>73,2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15" table:style-name="ce1">
            <text:p>57,1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24" table:style-name="ce1">
            <text:p>58,2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26" table:style-name="ce1">
            <text:p>43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849999999999994" table:style-name="ce1">
            <text:p>68,8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77" table:style-name="ce1">
            <text:p>70,7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42" table:style-name="ce1">
            <text:p>65,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91" table:style-name="ce1">
            <text:p>61,9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27" table:style-name="ce1">
            <text:p>67,2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08" table:style-name="ce1">
            <text:p>68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2" table:style-name="ce1">
            <text:p>63,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290000000000006" table:style-name="ce1">
            <text:p>74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12" table:style-name="ce1">
            <text:p>60,1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65" table:style-name="ce1">
            <text:p>56,6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01" table:style-name="ce1">
            <text:p>56,0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54" table:style-name="ce1">
            <text:p>59,5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680000000000007" table:style-name="ce1">
            <text:p>66,6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34" table:style-name="ce1">
            <text:p>63,3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13" table:style-name="ce1">
            <text:p>54,1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849999999999994" table:style-name="ce1">
            <text:p>68,8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6.72" table:style-name="ce1">
            <text:p>36,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46" table:style-name="ce1">
            <text:p>54,4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76" table:style-name="ce1">
            <text:p>63,7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9.66" table:style-name="ce1">
            <text:p>69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7.09" table:style-name="ce1">
            <text:p>77,0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2" table:style-name="ce1">
            <text:p>54,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14" table:style-name="ce1">
            <text:p>70,1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13" table:style-name="ce1">
            <text:p>57,1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89" table:style-name="ce1">
            <text:p>67,8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13" table:style-name="ce1">
            <text:p>54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81" table:style-name="ce1">
            <text:p>70,8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010000000000005" table:style-name="ce1">
            <text:p>67,0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53" table:style-name="ce1">
            <text:p>58,5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03" table:style-name="ce1">
            <text:p>56,0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31" table:style-name="ce1">
            <text:p>56,3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09" table:style-name="ce1">
            <text:p>62,0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260000000000005" table:style-name="ce1">
            <text:p>69,2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71" table:style-name="ce1">
            <text:p>63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49" table:style-name="ce1">
            <text:p>46,49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569999999999993" table:style-name="ce1">
            <text:p>72,5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65" table:style-name="ce1">
            <text:p>44,6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2" table:style-name="ce1">
            <text:p>62,7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" table:style-name="ce1">
            <text:p>68,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349999999999994" table:style-name="ce1">
            <text:p>65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17" table:style-name="ce1">
            <text:p>56,1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59" table:style-name="ce1">
            <text:p>70,5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25" table:style-name="ce1">
            <text:p>68,2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4.69" table:style-name="ce1">
            <text:p>54,6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1.58" table:style-name="ce1">
            <text:p>61,5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25" table:style-name="ce1">
            <text:p>49,2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1.71" table:style-name="ce1">
            <text:p>61,7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1.75" table:style-name="ce1">
            <text:p>71,7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8.9" table:style-name="ce1">
            <text:p>58,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4.989999999999995" table:style-name="ce1">
            <text:p>74,9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67" table:style-name="ce1">
            <text:p>70,6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7.349999999999994" table:style-name="ce1">
            <text:p>67,3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15" table:style-name="ce1">
            <text:p>57,1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13" table:style-name="ce1">
            <text:p>59,1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23" table:style-name="ce1">
            <text:p>56,2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77" table:style-name="ce1">
            <text:p>65,7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49" table:style-name="ce1">
            <text:p>60,4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7.47" table:style-name="ce1">
            <text:p>47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" table:style-name="ce1">
            <text:p>4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5.17" table:style-name="ce1">
            <text:p>65,1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96" table:style-name="ce1">
            <text:p>44,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21" table:style-name="ce1">
            <text:p>51,2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52" table:style-name="ce1">
            <text:p>48,5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6.22" table:style-name="ce1">
            <text:p>76,2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63" table:style-name="ce1">
            <text:p>46,6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7.49" table:style-name="ce1">
            <text:p>57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150000000000006" table:style-name="ce1">
            <text:p>66,1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83" table:style-name="ce1">
            <text:p>68,8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23" table:style-name="ce1">
            <text:p>46,2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47" table:style-name="ce1">
            <text:p>51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3" table:style-name="ce1">
            <text:p>56,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290000000000006" table:style-name="ce1">
            <text:p>72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38" table:style-name="ce1">
            <text:p>56,3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7" table:style-name="ce1">
            <text:p>60,0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83" table:style-name="ce1">
            <text:p>68,8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2.7" table:style-name="ce1">
            <text:p>72,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74" table:style-name="ce1">
            <text:p>45,74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9.56" table:style-name="ce1">
            <text:p>59,56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569999999999993" table:style-name="ce1">
            <text:p>70,5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31" table:style-name="ce1">
            <text:p>68,31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8.88" table:style-name="ce1">
            <text:p>68,8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5.39" table:style-name="ce1">
            <text:p>65,3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34" table:style-name="ce1">
            <text:p>74,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72" table:style-name="ce1">
            <text:p>48,7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13" table:style-name="ce1">
            <text:p>64,1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1.92" table:style-name="ce1">
            <text:p>71,9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4" table:style-name="ce1">
            <text:p>63,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89999999999995" table:style-name="ce1">
            <text:p>66,4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3.38" table:style-name="ce1">
            <text:p>63,3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94" table:style-name="ce1">
            <text:p>66,94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5.260000000000005" table:style-name="ce1">
            <text:p>75,2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84" table:style-name="ce1">
            <text:p>51,8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180000000000007" table:style-name="ce1">
            <text:p>70,1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819999999999993" table:style-name="ce1">
            <text:p>70,8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1.98" table:style-name="ce1">
            <text:p>41,9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7.65" table:style-name="ce1">
            <text:p>47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48" table:style-name="ce1">
            <text:p>51,48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63" table:style-name="ce1">
            <text:p>55,6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1.34" table:style-name="ce1">
            <text:p>51,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9.15" table:style-name="ce1">
            <text:p>49,1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35" table:style-name="ce1">
            <text:p>62,3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48" table:style-name="ce1">
            <text:p>60,4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33" table:style-name="ce1">
            <text:p>64,3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5" table:style-name="ce1">
            <text:p>70,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0.19" table:style-name="ce1">
            <text:p>70,1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47" table:style-name="ce1">
            <text:p>51,47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34" table:style-name="ce1">
            <text:p>56,3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6.26" table:style-name="ce1">
            <text:p>46,2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01" table:style-name="ce1">
            <text:p>53,0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9" table:style-name="ce1">
            <text:p>7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06" table:style-name="ce1">
            <text:p>62,0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29" table:style-name="ce1">
            <text:p>57,2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05" table:style-name="ce1">
            <text:p>50,05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08" table:style-name="ce1">
            <text:p>60,08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5.58" table:style-name="ce1">
            <text:p>55,58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9" table:style-name="ce1">
            <text:p>56,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1.41" table:style-name="ce1">
            <text:p>41,41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4.23" table:style-name="ce1">
            <text:p>44,2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23" table:style-name="ce1">
            <text:p>58,2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0.16" table:style-name="ce1">
            <text:p>70,1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0.66" table:style-name="ce1">
            <text:p>60,6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69" table:style-name="ce1">
            <text:p>50,6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6.65" table:style-name="ce1">
            <text:p>56,6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2.07" table:style-name="ce1">
            <text:p>42,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0.52" table:style-name="ce1">
            <text:p>30,5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93" table:style-name="ce1">
            <text:p>50,9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3.11" table:style-name="ce1">
            <text:p>33,11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0.6" table:style-name="ce1">
            <text:p>50,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37" table:style-name="ce1">
            <text:p>51,37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5.9" table:style-name="ce1">
            <text:p>55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35.04" table:style-name="ce1">
            <text:p>35,04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2.65" table:style-name="ce1">
            <text:p>62,65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4.32" table:style-name="ce1">
            <text:p>54,3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4.83" table:style-name="ce1">
            <text:p>64,83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3.86" table:style-name="ce1">
            <text:p>53,86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4" table:style-name="ce1">
            <text:p>59,04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1.09" table:style-name="ce1">
            <text:p>51,09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9.5" table:style-name="ce1">
            <text:p>69,5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8.07" table:style-name="ce1">
            <text:p>58,0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07" table:style-name="ce1">
            <text:p>59,07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6.62" table:style-name="ce1">
            <text:p>46,6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2.71" table:style-name="ce1">
            <text:p>62,7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4.7" table:style-name="ce1">
            <text:p>64,7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9.39" table:style-name="ce1">
            <text:p>59,39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0.83" table:style-name="ce1">
            <text:p>50,83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5.49" table:style-name="ce1">
            <text:p>45,4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8.42" table:style-name="ce1">
            <text:p>48,4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3.73" table:style-name="ce1">
            <text:p>63,73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2.72" table:style-name="ce1">
            <text:p>52,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73.31" table:style-name="ce1">
            <text:p>73,31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43.65" table:style-name="ce1">
            <text:p>43,65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8.66" table:style-name="ce1">
            <text:p>68,6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49.12" table:style-name="ce1">
            <text:p>49,1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7.900000000000006" table:style-name="ce1">
            <text:p>67,9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03" table:style-name="ce1">
            <text:p>66,03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74.2" table:style-name="ce1">
            <text:p>74,2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36.96" table:style-name="ce1">
            <text:p>36,96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66.12" table:style-name="ce1">
            <text:p>66,1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57.62" table:style-name="ce1">
            <text:p>57,62</text:p>
          </table:table-cell>
          <table:table-cell office:value-type="string" table:style-name="ce2">
            <text:p>[{'success': {'/lights/1/state/on': True}}]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string" table:style-name="ce2">
            <text:p>aan</text:p>
          </table:table-cell>
          <table:table-cell office:value-type="string" table:style-name="ce2">
            <text:p>succes</text:p>
          </table:table-cell>
          <table:table-cell office:value-type="float" office:value="66.459999999999994" table:style-name="ce1">
            <text:p>66,46</text:p>
          </table:table-cell>
          <table:table-cell office:value-type="string" table:style-name="ce2">
            <text:p>[{'success': {'/lights/1/state/on': True}}]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6.72" table:style-name="ce1">
            <text:p>56,72</text:p>
          </table:table-cell>
          <table:table-cell office:value-type="string" table:style-name="ce2">
            <text:p>[{'success': {'/lights/1/state/on': False}}]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2">
            <text:p>uit</text:p>
          </table:table-cell>
          <table:table-cell office:value-type="string" table:style-name="ce2">
            <text:p>succes</text:p>
          </table:table-cell>
          <table:table-cell office:value-type="float" office:value="53.52" table:style-name="ce1">
            <text:p>53,52</text:p>
          </table:table-cell>
          <table:table-cell office:value-type="string" table:style-name="ce2">
            <text:p>[{'success': {'/lights/1/state/on': False}}]</text:p>
          </table:table-cell>
          <table:table-cell table:number-columns-repeated="16373"/>
        </table:table-row>
        <table:table-row table:number-rows-repeated="1048375" table:style-name="ro1">
          <table:table-cell table:number-columns-repeated="16384"/>
        </table:table-row>
      </table:table>
      <table:table table:name="combi" table:style-name="ta3">
        <table:table-column table:style-name="co6" table:number-columns-repeated="16384" table:default-cell-style-name="ce1"/>
        <table:table-row table:style-name="ro1">
          <table:table-cell table:style-name="ce1"/>
          <table:table-cell office:value-type="string" table:style-name="ce1">
            <text:p>WIFI</text:p>
          </table:table-cell>
          <table:table-cell office:value-type="string" table:style-name="ce1">
            <text:p>4G</text:p>
          </table:table-cell>
          <table:table-cell office:value-type="string" table:style-name="ce1">
            <text:p>5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m reactiesnelheid (ms)</text:p>
          </table:table-cell>
          <table:table-cell office:value-type="float" office:value="224.16" table:formula="of:=AVERAGE([Wifi.$D$2:.$D$201]+[Wifi.$J$2:.$J$201])" table:style-name="ce1">
            <text:p>224,16</text:p>
          </table:table-cell>
          <table:table-cell office:value-type="float" office:value="113.8" table:formula="of:=AVERAGE(['4G'.$D$2:.$D$201]+['4G'.$J$2:.$J$201])" table:style-name="ce1">
            <text:p>113,8</text:p>
          </table:table-cell>
          <table:table-cell office:value-type="float" office:value="90.63" table:formula="of:=AVERAGE(['5G'.$D$2:.$D$201]+['5G'.$J$2:.$J$201])" table:style-name="ce1">
            <text:p>90,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cces rate</text:p>
          </table:table-cell>
          <table:table-cell office:value-type="percentage" office:value="1" table:style-name="ce3">
            <text:p>100%</text:p>
          </table:table-cell>
          <table:table-cell office:value-type="percentage" office:value="1" table:style-name="ce3">
            <text:p>100%</text:p>
          </table:table-cell>
          <table:table-cell office:value-type="percentage" office:value="1" table:style-name="ce3">
            <text:p>100%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Wifi.A1:Wifi.E201" table:name="lichtenWI_FI1" table:display-filter-buttons="true" table:on-update-keep-size="false" table:on-update-keep-styles="true" table:refresh-delay="false">
          <table:database-source-sql table:database-name="Provider=Microsoft.Mashup.OleDb.1;Data Source=$Workbook$;Location=lichtenWI-FI1;Extended Properties=&quot;&quot;" table:sql-statement="SELECT * FROM [lichtenWI-FI1]"/>
        </table:database-range>
        <table:database-range table:target-range-address="Wifi.G1:Wifi.K201" table:name="lichtenWI_FI2" table:display-filter-buttons="true" table:on-update-keep-size="false" table:on-update-keep-styles="true" table:refresh-delay="false">
          <table:database-source-sql table:database-name="Provider=Microsoft.Mashup.OleDb.1;Data Source=$Workbook$;Location=lichtenWI-FI2;Extended Properties=&quot;&quot;" table:sql-statement="SELECT * FROM [lichtenWI-FI2]"/>
        </table:database-range>
        <table:database-range table:target-range-address="4G.A1:4G.E201" table:name="lichten4GHO1" table:display-filter-buttons="true" table:on-update-keep-size="false" table:on-update-keep-styles="true" table:refresh-delay="false">
          <table:database-source-sql table:database-name="Provider=Microsoft.Mashup.OleDb.1;Data Source=$Workbook$;Location=lichten4GHO1;Extended Properties=&quot;&quot;" table:sql-statement="SELECT * FROM [lichten4GHO1]"/>
        </table:database-range>
        <table:database-range table:target-range-address="4G.G1:4G.K201" table:name="lichten4GHO2" table:display-filter-buttons="true" table:on-update-keep-size="false" table:on-update-keep-styles="true" table:refresh-delay="false">
          <table:database-source-sql table:database-name="Provider=Microsoft.Mashup.OleDb.1;Data Source=$Workbook$;Location=lichten4GHO2;Extended Properties=&quot;&quot;" table:sql-statement="SELECT * FROM [lichten4GHO2]"/>
        </table:database-range>
        <table:database-range table:target-range-address="5G.A1:5G.E201" table:name="lichten5GHO1" table:display-filter-buttons="true" table:on-update-keep-size="false" table:on-update-keep-styles="true" table:refresh-delay="false">
          <table:database-source-sql table:database-name="Provider=Microsoft.Mashup.OleDb.1;Data Source=$Workbook$;Location=lichten5GHO1;Extended Properties=&quot;&quot;" table:sql-statement="SELECT * FROM [lichten5GHO1]"/>
        </table:database-range>
        <table:database-range table:target-range-address="5G.G1:5G.K201" table:name="lichten5GHO2" table:display-filter-buttons="true" table:on-update-keep-size="false" table:on-update-keep-styles="true" table:refresh-delay="false">
          <table:database-source-sql table:database-name="Provider=Microsoft.Mashup.OleDb.1;Data Source=$Workbook$;Location=lichten5GHO2;Extended Properties=&quot;&quot;" table:sql-statement="SELECT * FROM [lichten5GHO2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730</meta:generator>
    <meta:initial-creator>Jan De Somviele</meta:initial-creator>
    <dc:creator>Jan De Somviele</dc:creator>
    <meta:creation-date>2025-05-20T16:08:16Z</meta:creation-date>
    <dc:date>2025-05-29T12:18:43Z</dc:date>
    <meta:editing-duration>PT0S</meta:editing-duration>
  </office:meta>
</office:document-meta>
</file>